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0943f" officeooo:paragraph-rsid="0010943f" style:font-size-asian="14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Conditional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" meta:word-count="2" meta:character-count="23" meta:non-whitespace-character-count="22"/>
  </office:meta>
</office:document-meta>
</file>